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HttpMessageConverter.MappingJackson2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.writePrefix( JsonGenerator generator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ingJackson2HttpMessageConverter.setPrefixJson( boolean prefixJ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.setJsonPrefix( String json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HttpMessageConverter.MappingJackson2HttpMessageConvert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